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0.51mm"/>
    </style:style>
    <style:style style:name="co3" style:family="table-column">
      <style:table-column-properties fo:break-before="auto" style:column-width="164.48mm"/>
    </style:style>
    <style:style style:name="co4" style:family="table-column">
      <style:table-column-properties fo:break-before="auto" style:column-width="16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11mm" fo:break-before="auto" style:use-optimal-row-height="false"/>
    </style:style>
    <style:style style:name="ro3" style:family="table-row">
      <style:table-row-properties style:row-height="30.96mm" fo:break-before="auto" style:use-optimal-row-height="false"/>
    </style:style>
    <style:style style:name="ro4" style:family="table-row">
      <style:table-row-properties style:row-height="21.43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16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Ubuntu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Ubuntu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5.59999990463257pt" style:language-asian="zh" style:country-asian="CN" style:font-style-asian="normal" style:font-weight-asian="normal" style:font-name-complex="DejaVu Sans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DejaVu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5.59999990463257pt" style:font-size-asian="5.59999990463257pt" style:font-name-complex="DejaVu Sans" style:font-name-asian="DejaVu Sans" style:text-scale="100%" style:language-asian="zh" style:country-asian="CN" fo:language="de" fo:country="D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itle idea 1</text:p>
          </table:table-cell>
          <table:table-cell table:style-name="ce2" office:value-type="string" calcext:value-type="string">
            <text:p>Agricultural soil have lost 13 GtC tospil carbo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itle idea 2</text:p>
          </table:table-cell>
          <table:table-cell table:style-name="ce2" office:value-type="string" calcext:value-type="string">
            <text:p>Historical soil organic carbon budget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Title idea 3</text:p>
          </table:table-cell>
          <table:table-cell table:style-name="ce2" office:value-type="string" calcext:value-type="string">
            <text:p>Linking agricultural management data to soil modeleling – a global approach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0.</text:p>
          </table:table-cell>
          <table:table-cell table:style-name="ce2" office:value-type="string" calcext:value-type="string">
            <text:p>Abstract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/>
          <table:table-cell table:style-name="ce4" office:value-type="string" calcext:value-type="string">
            <text:p>SOC one of larges c sinks on earth (3 times larger biospehre pool).</text:p>
            <text:p>Agricultural management leads to a depletion of soil organic crabon.</text:p>
            <text:p/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However this depletion of soil organic carbon (SOC) pools are so far not well represented in global assessments of historic carbon emissions. <text:s/>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2">
          <table:table-cell table:style-name="ce2"/>
          <table:table-cell table:style-name="ce6" office:value-type="string" calcext:value-type="string">
            <text:p><text:span text:style-name="T1">While SOC models often represent well the biochemical processes that lead to the accumulation and decay of SOC, the management decisions driving these biophysical processes are still little investigated.</text:span>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3">
          <table:table-cell table:style-name="ce2"/>
          <table:table-cell table:style-name="ce7" office:value-type="string" calcext:value-type="string">
            <text:p>Here we create a spatial explicit data set for crop residue and manure management on cropland based on global historic production (FAOSTAT) and land-use (LUH2) data and combine it with the IPCC Tier 2 approach to create a half-degree resolution soil organic carbon budget on mineral soils.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We estimate that due to arable farming soils have lost over (?) GtOC of which (??) GtOC have been released within the period 1990-2010.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2">
          <table:table-cell table:style-name="ce2"/>
          <table:table-cell table:style-name="ce8" office:value-type="string" calcext:value-type="string">
            <text:p>Tier 2 IPCC methodolgy estimates higher soil organic carbon losses than Tier 1 methods, which may origin from …</text:p>
          </table:table-cell>
          <table:table-cell table:style-name="ce2"/>
          <table:table-cell table:style-name="Default"/>
          <table:table-cell table:number-columns-repeated="1020"/>
        </table:table-row>
        <table:table-row table:style-name="ro4">
          <table:table-cell table:style-name="ce2"/>
          <table:table-cell table:style-name="ce9" office:value-type="string" calcext:value-type="string">
            <text:p><text:span text:style-name="T2">We find that SOC is very sensity to management decision such as residue recycling indicating the nessessity to incorporated better management data in soil models. </text:span></text:p>
          </table:table-cell>
          <table:table-cell table:style-name="ce2"/>
          <table:table-cell table:style-name="Default"/>
          <table:table-cell table:style-name="ce9"/>
          <table:table-cell table:number-columns-repeated="1019"/>
        </table:table-row>
        <table:table-row table:style-name="ro4">
          <table:table-cell table:style-name="ce2"/>
          <table:table-cell table:style-name="ce9"/>
          <table:table-cell table:style-name="ce2"/>
          <table:table-cell table:style-name="ce9" table:number-columns-repeated="2"/>
          <table:table-cell table:number-columns-repeated="1019"/>
        </table:table-row>
        <table:table-row table:style-name="ro5">
          <table:table-cell table:style-name="ce2" office:value-type="string" calcext:value-type="string">
            <text:p>1.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Soils are biggestes terrestical pool causing high emission by landuse activities.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string" calcext:value-type="string">
            <text:p>2.</text:p>
          </table:table-cell>
          <table:table-cell table:style-name="ce2" office:value-type="string" calcext:value-type="string">
            <text:p>Method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Soil carbon dynamics are modeled using a yearly based SOC model and carbon input and management data.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Agricultural management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We combine data sets to estimate agricultural flows and management decisions on cropland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Landuse and Landuse Change</text:p>
          </table:table-cell>
          <table:table-cell table:style-name="ce2" office:value-type="float" office:value="150" calcext:value-type="float">
            <text:p>150</text:p>
          </table:table-cell>
          <table:table-cell table:style-name="ce8" office:value-type="string" calcext:value-type="string">
            <text:p>We use LUH2v2 data for major Landuse types and their transition and fit cropspecific areas to country scale FAO data. 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1.2</text:p>
          </table:table-cell>
          <table:table-cell table:style-name="ce2" office:value-type="string" calcext:value-type="string">
            <text:p>Crop Production and Residues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FAO Production values are combined with Feed estimations from [Isabelles Paper] and rule based demand shares. LPJmL yield and LUH landuse patterns are used to scale down to half-degree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1.3</text:p>
          </table:table-cell>
          <table:table-cell table:style-name="ce2" office:value-type="string" calcext:value-type="string">
            <text:p>Livestock Distribution and Manure Excretion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Based on [Gridded Livestock of the world] we use rule based asumption to estimate livestock and manure distribution on the globe. Animal waste system shares are used as is [Bodirsky]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1.4</text:p>
          </table:table-cell>
          <table:table-cell table:style-name="ce2" office:value-type="string" calcext:value-type="string">
            <text:p>Irrigation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string" calcext:value-type="string">
            <text:p>Simple growing period calculations together with irrigation shares of LUH2v2 are use to estimate water effects on decay rates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1.5</text:p>
          </table:table-cell>
          <table:table-cell table:style-name="ce2" office:value-type="string" calcext:value-type="string">
            <text:p>Tillage</text:p>
          </table:table-cell>
          <table:table-cell table:style-name="ce2" office:value-type="float" office:value="100" calcext:value-type="float">
            <text:p>100</text:p>
          </table:table-cell>
          <table:table-cell table:style-name="ce8" office:value-type="string" calcext:value-type="string">
            <text:p>Tillage data sets of [Vera, others] together with rules are used to drive tillage effect on decay rates.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Carbon Budget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string" calcext:value-type="string">
            <text:p>Connecting carbon inputs with soil carbon dynamics will create a budget of in- and outflows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2.1</text:p>
          </table:table-cell>
          <table:table-cell table:style-name="ce2" office:value-type="string" calcext:value-type="string">
            <text:p>Tier 2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Yearly turnover between three different SOC pools for the topsoil is model using global parameters.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For validation: Tier 1</text:p>
          </table:table-cell>
          <table:table-cell table:style-name="ce2" office:value-type="float" office:value="150" calcext:value-type="float">
            <text:p>150</text:p>
          </table:table-cell>
          <table:table-cell table:style-name="ce8" office:value-type="string" calcext:value-type="string">
            <text:p>Stock changes are calculated using simple change factors on the SOC pools for the topsoil.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string" calcext:value-type="string">
            <text:p>3.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float" office:value="200" calcext:value-type="float">
            <text:p>200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2" office:value-type="float" office:value="3.1" calcext:value-type="float">
            <text:p>3.1</text:p>
          </table:table-cell>
          <table:table-cell table:style-name="ce2" office:value-type="string" calcext:value-type="string">
            <text:p>Carbon Loss</text:p>
          </table:table-cell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Carbon losses since for the whole historic period are about 30 (?) GtC due to anthropogenic land use. Global cropland have lost (?)% of topsoil carbon compared to natural vegetation.</text:p>
          </table:table-cell>
          <table:table-cell table:number-columns-repeated="1020"/>
        </table:table-row>
        <table:table-row table:style-name="ro5"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SOC flows</text:p>
          </table:table-cell>
          <table:table-cell table:style-name="ce2" office:value-type="float" office:value="200" calcext:value-type="float">
            <text:p>200</text:p>
          </table:table-cell>
          <table:table-cell table:style-name="ce8" office:value-type="string" calcext:value-type="string">
            <text:p>Carbon flows in the agricultural system as shown in figure 2.</text:p>
          </table:table-cell>
          <table:table-cell table:number-columns-repeated="1020"/>
        </table:table-row>
        <table:table-row table:style-name="ro6"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Stock Change Factors</text:p>
          </table:table-cell>
          <table:table-cell table:style-name="ce2" office:value-type="float" office:value="300" calcext:value-type="float">
            <text:p>300</text:p>
          </table:table-cell>
          <table:table-cell table:style-name="ce8" office:value-type="string" calcext:value-type="string">
            <text:p>Tier 2 compared to Tier 1 method for calculating stock change factors draw a closer connection to real agricultural flows, but maybe point to gaps in stock taking of carbon inflows from additional sources such as cover crops or weeds. 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string" calcext:value-type="string">
            <text:p>4.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float" office:value="500" calcext:value-type="float">
            <text:p>500</text:p>
          </table:table-cell>
          <table:table-cell table:style-name="ce8" office:value-type="string" calcext:value-type="string">
            <text:p>Agricultural management data plays a major role for identifing global status of soil organic carbon.</text:p>
          </table:table-cell>
          <table:table-cell table:number-columns-repeated="1020"/>
        </table:table-row>
        <table:table-row table:style-name="ro5">
          <table:table-cell table:style-name="ce2"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2" office:value-type="string" calcext:value-type="string">
            <text:p>5.</text:p>
          </table:table-cell>
          <table:table-cell table:style-name="ce2" office:value-type="string" calcext:value-type="string">
            <text:p>Conclusion/Outlooks</text:p>
          </table:table-cell>
          <table:table-cell table:style-name="ce2" office:value-type="float" office:value="250" calcext:value-type="float">
            <text:p>250</text:p>
          </table:table-cell>
          <table:table-cell table:style-name="ce8" office:value-type="string" calcext:value-type="string">
            <text:p>Aligning agricultural management with soil carbon management is critical to reduce emissions in the land use sector or even create additional sinks.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0"/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10"/>
          <table:table-cell table:style-name="ce2" table:formula="of:=SUM([.C5:.C36])"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7">
          <table:table-cell/>
          <table:table-cell table:style-name="ce12"/>
          <table:table-cell table:number-columns-repeated="1022"/>
        </table:table-row>
        <table:table-row table:style-name="ro1" table:number-rows-repeated="3">
          <table:table-cell/>
          <table:table-cell table:style-name="ce12"/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Default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 style:data-style-name="N2" text:time-value="14:39:33.327378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36:49.656000000</meta:creation-date>
    <dc:date>2019-12-20T16:20:28.825402030</dc:date>
    <meta:editing-duration>PT20H9M46S</meta:editing-duration>
    <meta:editing-cycles>21</meta:editing-cycles>
    <meta:generator>LibreOffice/6.0.7.3$Linux_X86_64 LibreOffice_project/00m0$Build-3</meta:generator>
    <dc:creator>Kristine Karstens</dc:creator>
    <meta:document-statistic meta:table-count="1" meta:cell-count="83" meta:object-count="0"/>
  </office:meta>
</office:document-meta>
</file>